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0000001E0EE121C74.png" manifest:media-type="image/png"/>
  <manifest:file-entry manifest:full-path="Pictures/100002010000025800000258E3A7D0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solid" draw:fill-color="#729fcf" draw:opacity="40%" draw:textarea-vertical-align="middle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svg:stroke-color="#ff3333" draw:marker-start-width="0.509cm" draw:marker-end-width="0.509cm" draw:fill-color="#ff3333" draw:opacity="40%" draw:textarea-horizontal-align="justify" draw:textarea-vertical-align="middle" draw:auto-grow-height="false" fo:padding-top="0.176cm" fo:padding-bottom="0.176cm" fo:padding-left="0.301cm" fo:padding-right="0.301cm" draw:shadow-opacity="4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39cm" svg:height="13.239cm" svg:x="3.637cm" svg:y="1.937cm">
          <draw:image xlink:href="Pictures/100002010000025800000258E3A7D0A1.png" xlink:type="simple" xlink:show="embed" xlink:actuate="onLoad">
            <text:p/>
          </draw:image>
        </draw:frame>
        <draw:frame draw:style-name="gr2" draw:text-style-name="P1" draw:layer="layout" svg:width="1.769cm" svg:height="1.767cm" svg:x="8.544cm" svg:y="1.914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5.343cm" svg:y="3.5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3.595cm" svg:y="5.216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8.569cm" svg:y="6.817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5.297cm" svg:y="8.418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3.598cm" svg:y="10.019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8.499cm" svg:y="11.72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3.6cm" svg:y="13.421cm">
          <draw:image xlink:href="Pictures/10000201000001E0000001E0EE121C74.png" xlink:type="simple" xlink:show="embed" xlink:actuate="onLoad">
            <text:p/>
          </draw:image>
        </draw:frame>
        <draw:custom-shape draw:style-name="gr3" draw:text-style-name="P1" draw:layer="layout" svg:width="4.837cm" svg:height="1.631cm" svg:x="5.399cm" svg:y="3.6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83cm" svg:height="1.626cm" svg:x="3.667cm" svg:y="5.2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64cm" svg:height="1.631cm" svg:x="8.599cm" svg:y="6.9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477cm" svg:height="1.631cm" svg:x="5.399cm" svg:y="8.5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09cm" svg:height="1.626cm" svg:x="3.667cm" svg:y="10.1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09cm" svg:height="1.626cm" svg:x="8.567cm" svg:y="11.7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487cm" svg:height="1.626cm" svg:x="3.667cm" svg:y="13.4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277cm" svg:height="1.631cm" svg:x="8.599cm" svg:y="1.96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3T12:03:56.368802594</meta:creation-date>
    <dc:date>2016-09-25T22:56:15.009767257</dc:date>
    <dc:creator>elucterio </dc:creator>
    <meta:editing-duration>PT10H18M47S</meta:editing-duration>
    <meta:editing-cycles>35</meta:editing-cycles>
    <meta:generator>LibreOffice/4.2.8.2$Linux_X86_64 LibreOffice_project/420m0$Build-2</meta:generator>
    <meta:document-statistic meta:object-count="17"/>
  </office:meta>
</office:document-meta>
</file>